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d2ef5" officeooo:paragraph-rsid="001d2e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2ef5" officeooo:paragraph-rsid="001d2e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2ef5" officeooo:paragraph-rsid="001d2ef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1d6a1b" officeooo:paragraph-rsid="001d6a1b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6a1b" officeooo:paragraph-rsid="001d6a1b" style:font-weight-asian="bold" style:font-weight-complex="bold"/>
    </style:style>
    <style:style style:name="T1" style:family="text">
      <style:text-properties officeooo:rsid="001d6a1b"/>
    </style:style>
    <style:style style:name="T2" style:family="text">
      <style:text-properties fo:font-weight="bold" officeooo:rsid="001d6a1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Project 1: Disk Analyzer</text:p>
      <text:p text:style-name="P3">By Ahmed A. Agiza and Mohammed R. Ananny</text:p>
      <text:p text:style-name="P3"/>
      <text:p text:style-name="P2">Project Description:</text:p>
      <text:p text:style-name="P4">This projects aims at designing a disk analyzing tool for Linux operating systems.</text:p>
      <text:p text:style-name="P4"/>
      <text:p text:style-name="P2">Framework:</text:p>
      <text:list xml:id="list6462808696014909272" text:style-name="L1">
        <text:list-item>
          <text:p text:style-name="P5">C – for the disk analyzing process.</text:p>
        </text:list-item>
        <text:list-item>
          <text:p text:style-name="P6">Qt C++ Framework – for building <text:span text:style-name="T1">the UI.</text:span></text:p>
          <text:p text:style-name="P6"/>
        </text:list-item>
      </text:list>
      <text:p text:style-name="P7"><text:span text:style-name="T2">Pre-design Research:</text:span> </text:p>
      <text:p text:style-name="P7"/>
      <text:p text:style-name="P8">Existing Tools Review: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Program</text:p>
          </table:table-cell>
          <table:table-cell table:style-name="Table1.A1" office:value-type="string">
            <text:p text:style-name="P10">Advantages</text:p>
          </table:table-cell>
          <table:table-cell table:style-name="Table1.C1" office:value-type="string">
            <text:p text:style-name="P10">Disadvantag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4:18:27.927927433</meta:creation-date>
    <dc:date>2015-03-01T15:18:17.711354927</dc:date>
    <meta:editing-duration>PT44M36S</meta:editing-duration>
    <meta:editing-cycles>1</meta:editing-cycles>
    <meta:document-statistic meta:table-count="1" meta:image-count="0" meta:object-count="0" meta:page-count="1" meta:paragraph-count="13" meta:word-count="54" meta:character-count="344" meta:non-whitespace-character-count="302"/>
    <meta:generator>LibreOffice/4.2.7.2$Linux_X86_64 LibreOffice_project/420m0$Build-2</meta:generator>
  </office:meta>
</office:document-meta>
</file>